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svg:font-family="Courier"/>
    <style:font-face style:name="Courier New" svg:font-family="'Courier New'"/>
    <style:font-face style:name="Lohit Devanagari1" svg:font-family="'Lohit Devanagari'"/>
    <style:font-face style:name="Ubuntu" svg:font-family="Ubuntu"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1"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Plain_20_Text" style:list-style-name="WWNum1"/>
    <style:style style:name="P2" style:family="paragraph" style:parent-style-name="Plain_20_Text">
      <style:text-properties style:text-underline-style="none" officeooo:rsid="001de1ee" officeooo:paragraph-rsid="001de1ee"/>
    </style:style>
    <style:style style:name="P3" style:family="paragraph" style:parent-style-name="Plain_20_Text">
      <style:text-properties style:text-underline-style="none" officeooo:paragraph-rsid="001de1ee"/>
    </style:style>
    <style:style style:name="P4" style:family="paragraph" style:parent-style-name="Plain_20_Text">
      <style:paragraph-properties fo:margin-left="1.27cm" fo:margin-right="0cm" fo:text-indent="0cm" style:auto-text-indent="false"/>
    </style:style>
    <style:style style:name="P5" style:family="paragraph" style:parent-style-name="Plain_20_Text" style:list-style-name="WWNum1"/>
    <style:style style:name="P6" style:family="paragraph" style:parent-style-name="Plain_20_Text">
      <style:text-properties style:text-line-through-style="none" style:text-line-through-type="none" style:font-name="Ubuntu" style:text-underline-style="none" officeooo:rsid="001de1ee" officeooo:paragraph-rsid="001de1ee"/>
    </style:style>
    <style:style style:name="P7" style:family="paragraph" style:parent-style-name="Plain_20_Text">
      <style:text-properties style:text-line-through-style="none" style:text-line-through-type="none" style:font-name="Ubuntu" style:text-underline-style="none" officeooo:rsid="002044d7" officeooo:paragraph-rsid="002044d7"/>
    </style:style>
    <style:style style:name="P8" style:family="paragraph" style:parent-style-name="Plain_20_Text" style:master-page-name="Standard">
      <style:paragraph-properties style:page-number="auto"/>
    </style:style>
  </office:automatic-styles>
  <office:body>
    <office:text text:use-soft-page-breaks="true">
      <office:forms form:automatic-focus="false" form:apply-design-mode="false"/>
      <text:tracked-changes>
        <text:changed-region xml:id="ct94808184011728" text:id="ct94808184011728">
          <text:format-change>
            <office:change-info>
              <dc:creator>Unknown Author</dc:creator>
              <dc:date>2019-05-17T17:31:03</dc:date>
            </office:change-info>
          </text:format-change>
        </text:changed-region>
        <text:changed-region xml:id="ct94808183866976" text:id="ct94808183866976">
          <text:insertion>
            <office:change-info>
              <dc:creator>Amélie RC</dc:creator>
              <dc:date>2019-05-17T11:52:00</dc:date>
            </office:change-info>
          </text:insertion>
        </text:changed-region>
        <text:changed-region xml:id="ct94808183954912" text:id="ct94808183954912">
          <text:format-change>
            <office:change-info>
              <dc:creator>Unknown Author</dc:creator>
              <dc:date>2019-05-17T17:31:03</dc:date>
            </office:change-info>
          </text:format-change>
        </text:changed-region>
        <text:changed-region xml:id="ct94808183956688" text:id="ct94808183956688">
          <text:insertion>
            <office:change-info>
              <dc:creator>Unknown Author</dc:creator>
              <dc:date>2019-05-17T17:30:48</dc:date>
            </office:change-info>
          </text:insertion>
        </text:changed-region>
        <text:changed-region xml:id="ct94808183952720" text:id="ct94808183952720">
          <text:format-change>
            <office:change-info>
              <dc:creator>Unknown Author</dc:creator>
              <dc:date>2019-05-17T17:31:03</dc:date>
            </office:change-info>
          </text:format-change>
        </text:changed-region>
        <text:changed-region xml:id="ct94808184444736" text:id="ct94808184444736">
          <text:insertion>
            <office:change-info>
              <dc:creator>Amélie RC</dc:creator>
              <dc:date>2019-05-17T13:59:00</dc:date>
            </office:change-info>
          </text:insertion>
        </text:changed-region>
        <text:changed-region xml:id="ct94808183740736" text:id="ct94808183740736">
          <text:insertion>
            <office:change-info>
              <dc:creator>Unknown Author</dc:creator>
              <dc:date>2019-05-17T17:32:46</dc:date>
            </office:change-info>
          </text:insertion>
        </text:changed-region>
        <text:changed-region xml:id="ct94808184036544" text:id="ct94808184036544">
          <text:insertion>
            <office:change-info>
              <dc:creator>Unknown Author</dc:creator>
              <dc:date>2019-05-17T17:33:00</dc:date>
            </office:change-info>
          </text:insertion>
        </text:changed-region>
        <text:changed-region xml:id="ct94808184066640" text:id="ct94808184066640">
          <text:insertion>
            <office:change-info>
              <dc:creator>Unknown Author</dc:creator>
              <dc:date>2019-05-17T17:36:31</dc:date>
            </office:change-info>
          </text:insertion>
        </text:changed-region>
        <text:changed-region xml:id="ct94808184044720" text:id="ct94808184044720">
          <text:insertion>
            <office:change-info>
              <dc:creator>Unknown Author</dc:creator>
              <dc:date>2019-05-17T17:37:03</dc:date>
            </office:change-info>
          </text:insertion>
        </text:changed-region>
        <text:changed-region xml:id="ct94808184045328" text:id="ct94808184045328">
          <text:insertion>
            <office:change-info>
              <dc:creator>Unknown Author</dc:creator>
              <dc:date>2019-05-17T17:34:06</dc:date>
            </office:change-info>
          </text:insertion>
        </text:changed-region>
        <text:changed-region xml:id="ct94808183198016" text:id="ct94808183198016">
          <text:insertion>
            <office:change-info>
              <dc:creator>Unknown Author</dc:creator>
              <dc:date>2019-05-17T17:38:02</dc:date>
            </office:change-info>
          </text:insertion>
        </text:changed-region>
        <text:changed-region xml:id="ct94808182464368" text:id="ct94808182464368">
          <text:insertion>
            <office:change-info>
              <dc:creator>Unknown Author</dc:creator>
              <dc:date>2019-05-17T17:29:01</dc:date>
            </office:change-info>
          </text:insertion>
        </text:changed-region>
        <text:changed-region xml:id="ct94808184043648" text:id="ct94808184043648">
          <text:insertion>
            <office:change-info>
              <dc:creator>Amélie RC</dc:creator>
              <dc:date>2019-05-17T13:59:00</dc:date>
            </office:change-info>
          </text:insertion>
        </text:changed-region>
        <text:changed-region xml:id="ct94808184068512" text:id="ct94808184068512">
          <text:insertion>
            <office:change-info>
              <dc:creator>Amélie RC</dc:creator>
              <dc:date>2019-05-17T14:00:00</dc:date>
            </office:change-info>
          </text:insertion>
        </text:changed-region>
        <text:changed-region xml:id="ct94808184045024" text:id="ct94808184045024">
          <text:deletion>
            <office:change-info>
              <dc:creator>Amélie RC</dc:creator>
              <dc:date>2019-05-17T11:52:00</dc:date>
            </office:change-info>
            <text:p text:style-name="Plain_20_Text">s</text:p>
          </text:deletion>
        </text:changed-region>
        <text:changed-region xml:id="ct94808184182544" text:id="ct94808184182544">
          <text:insertion>
            <office:change-info>
              <dc:creator>Amélie RC</dc:creator>
              <dc:date>2019-05-17T11:52:00</dc:date>
            </office:change-info>
          </text:insertion>
        </text:changed-region>
        <text:changed-region xml:id="ct94808183834448" text:id="ct94808183834448">
          <text:insertion>
            <office:change-info>
              <dc:creator>Amélie RC</dc:creator>
              <dc:date>2019-05-17T11:52:00</dc:date>
            </office:change-info>
          </text:insertion>
        </text:changed-region>
        <text:changed-region xml:id="ct94808184065456" text:id="ct94808184065456">
          <text:insertion>
            <office:change-info>
              <dc:creator>Amélie RC</dc:creator>
              <dc:date>2019-05-17T11:53:00</dc:date>
            </office:change-info>
          </text:insertion>
        </text:changed-region>
        <text:changed-region xml:id="ct94808184068816" text:id="ct94808184068816">
          <text:insertion>
            <office:change-info>
              <dc:creator>Amélie RC</dc:creator>
              <dc:date>2019-05-17T12:00:00</dc:date>
            </office:change-info>
          </text:insertion>
        </text:changed-region>
        <text:changed-region xml:id="ct94808184181424" text:id="ct94808184181424">
          <text:insertion>
            <office:change-info>
              <dc:creator>Amélie RC</dc:creator>
              <dc:date>2019-05-17T14:18:00</dc:date>
            </office:change-info>
          </text:insertion>
        </text:changed-region>
        <text:changed-region xml:id="ct94808245664352" text:id="ct94808245664352">
          <text:deletion>
            <office:change-info>
              <dc:creator>Unknown Author</dc:creator>
              <dc:date>2019-05-20T11:09:53</dc:date>
            </office:change-info>
            <text:p text:style-name="Plain_20_Text"><text:s/></text:p>
          </text:deletion>
          <text:insertion>
            <office:change-info office:chg-author="Amélie RC" office:chg-date-time="2019-05-17T14:18:00"/>
          </text:insertion>
        </text:changed-region>
        <text:changed-region xml:id="ct94808183197184" text:id="ct94808183197184">
          <text:deletion>
            <office:change-info>
              <dc:creator>Unknown Author</dc:creator>
              <dc:date>2019-05-20T11:09:43</dc:date>
            </office:change-info>
            <text:p text:style-name="Plain_20_Text">I</text:p>
          </text:deletion>
          <text:insertion>
            <office:change-info office:chg-author="Amélie RC" office:chg-date-time="2019-05-17T14:17:00"/>
          </text:insertion>
        </text:changed-region>
        <text:changed-region xml:id="ct94808184245616" text:id="ct94808184245616">
          <text:deletion>
            <office:change-info>
              <dc:creator>Amélie RC</dc:creator>
              <dc:date>2019-05-17T14:18:00</dc:date>
            </office:change-info>
            <text:p text:style-name="Plain_20_Text">#####</text:p>
          </text:deletion>
        </text:changed-region>
        <text:changed-region xml:id="ct94808184037152" text:id="ct94808184037152">
          <text:deletion>
            <office:change-info>
              <dc:creator>Amélie RC</dc:creator>
              <dc:date>2019-05-17T14:17:00</dc:date>
            </office:change-info>
            <text:p text:style-name="Plain_20_Text">##</text:p>
          </text:deletion>
        </text:changed-region>
        <text:changed-region xml:id="ct94808184066336" text:id="ct94808184066336">
          <text:deletion>
            <office:change-info>
              <dc:creator>Unknown Author</dc:creator>
              <dc:date>2019-05-20T11:09:43</dc:date>
            </office:change-info>
            <text:p text:style-name="Plain_20_Text">.</text:p>
          </text:deletion>
          <text:insertion>
            <office:change-info office:chg-author="Amélie RC" office:chg-date-time="2019-05-17T14:18:00"/>
          </text:insertion>
        </text:changed-region>
        <text:changed-region xml:id="ct94808246050208" text:id="ct94808246050208">
          <text:deletion>
            <office:change-info>
              <dc:creator>Unknown Author</dc:creator>
              <dc:date>2019-05-20T11:09:43</dc:date>
            </office:change-info>
            <text:p text:style-name="Plain_20_Text"><text:s/></text:p>
          </text:deletion>
        </text:changed-region>
        <text:changed-region xml:id="ct94808183448432" text:id="ct94808183448432">
          <text:insertion>
            <office:change-info>
              <dc:creator>Amélie RC</dc:creator>
              <dc:date>2019-05-17T14:18:00</dc:date>
            </office:change-info>
          </text:insertion>
        </text:changed-region>
        <text:changed-region xml:id="ct94808184183680" text:id="ct94808184183680">
          <text:deletion>
            <office:change-info>
              <dc:creator>Amélie RC</dc:creator>
              <dc:date>2019-05-17T14:01:00</dc:date>
            </office:change-info>
            <text:p text:style-name="Plain_20_Text">lien mouvement/corps et</text:p>
          </text:deletion>
        </text:changed-region>
        <text:changed-region xml:id="ct94808184042416" text:id="ct94808184042416">
          <text:deletion>
            <office:change-info>
              <dc:creator>Amélie RC</dc:creator>
              <dc:date>2019-05-17T14:18:00</dc:date>
            </office:change-info>
            <text:p text:style-name="Plain_20_Text">1/ </text:p>
          </text:deletion>
        </text:changed-region>
        <text:changed-region xml:id="ct94808184336080" text:id="ct94808184336080">
          <text:insertion>
            <office:change-info>
              <dc:creator>Amélie RC</dc:creator>
              <dc:date>2019-05-17T14:01:00</dc:date>
            </office:change-info>
          </text:insertion>
        </text:changed-region>
        <text:changed-region xml:id="ct94808184044208" text:id="ct94808184044208">
          <text:insertion>
            <office:change-info>
              <dc:creator>Amélie RC</dc:creator>
              <dc:date>2019-05-17T14:01:00</dc:date>
            </office:change-info>
          </text:insertion>
        </text:changed-region>
        <text:changed-region xml:id="ct94808184041744" text:id="ct94808184041744">
          <text:insertion>
            <office:change-info>
              <dc:creator>Amélie RC</dc:creator>
              <dc:date>2019-05-17T14:02:00</dc:date>
            </office:change-info>
          </text:insertion>
        </text:changed-region>
        <text:changed-region xml:id="ct94808184067248" text:id="ct94808184067248">
          <text:insertion>
            <office:change-info>
              <dc:creator>Amélie RC</dc:creator>
              <dc:date>2019-05-17T14:01:00</dc:date>
            </office:change-info>
          </text:insertion>
        </text:changed-region>
        <text:changed-region xml:id="ct94808183723408" text:id="ct94808183723408">
          <text:deletion>
            <office:change-info>
              <dc:creator>Amélie RC</dc:creator>
              <dc:date>2019-05-17T14:19:00</dc:date>
            </office:change-info>
            <text:p text:style-name="Plain_20_Text"/>
            <text:p text:style-name="Plain_20_Text"/>
          </text:deletion>
        </text:changed-region>
        <text:changed-region xml:id="ct94808184102992" text:id="ct94808184102992">
          <text:deletion>
            <office:change-info>
              <dc:creator>Amélie RC</dc:creator>
              <dc:date>2019-05-17T14:18:00</dc:date>
            </office:change-info>
            <text:p text:style-name="Plain_20_Text">2/ lien mouvement/corps et mémoire</text:p>
          </text:deletion>
        </text:changed-region>
        <text:changed-region xml:id="ct94808183428960" text:id="ct94808183428960">
          <text:deletion>
            <office:change-info>
              <dc:creator>Amélie RC</dc:creator>
              <dc:date>2019-05-17T14:18:00</dc:date>
            </office:change-info>
            <text:p text:style-name="Plain_20_Text"/>
            <text:p text:style-name="Plain_20_Text"/>
          </text:deletion>
        </text:changed-region>
        <text:changed-region xml:id="ct94808183265024" text:id="ct94808183265024">
          <text:deletion>
            <office:change-info>
              <dc:creator>Amélie RC</dc:creator>
              <dc:date>2019-05-17T14:18:00</dc:date>
            </office:change-info>
            <text:p text:style-name="Plain_20_Text">ent</text:p>
          </text:deletion>
        </text:changed-region>
        <text:changed-region xml:id="ct94808183434704" text:id="ct94808183434704">
          <text:insertion>
            <office:change-info>
              <dc:creator>Amélie RC</dc:creator>
              <dc:date>2019-05-17T14:19:00</dc:date>
            </office:change-info>
          </text:insertion>
        </text:changed-region>
        <text:changed-region xml:id="ct94808184497344" text:id="ct94808184497344">
          <text:insertion>
            <office:change-info>
              <dc:creator>Amélie RC</dc:creator>
              <dc:date>2019-05-17T14:23:00</dc:date>
            </office:change-info>
          </text:insertion>
        </text:changed-region>
        <text:changed-region xml:id="ct94808184501280" text:id="ct94808184501280">
          <text:insertion>
            <office:change-info>
              <dc:creator>Amélie RC</dc:creator>
              <dc:date>2019-05-17T14:25:00</dc:date>
            </office:change-info>
          </text:insertion>
        </text:changed-region>
        <text:changed-region xml:id="ct94808184496272" text:id="ct94808184496272">
          <text:insertion>
            <office:change-info>
              <dc:creator>Amélie RC</dc:creator>
              <dc:date>2019-05-17T14:27:00</dc:date>
            </office:change-info>
          </text:insertion>
        </text:changed-region>
        <text:changed-region xml:id="ct94808183435712" text:id="ct94808183435712">
          <text:insertion>
            <office:change-info>
              <dc:creator>Amélie RC</dc:creator>
              <dc:date>2019-05-17T14:25:00</dc:date>
            </office:change-info>
          </text:insertion>
        </text:changed-region>
        <text:changed-region xml:id="ct94808184059520" text:id="ct94808184059520">
          <text:insertion>
            <office:change-info>
              <dc:creator>Amélie RC</dc:creator>
              <dc:date>2019-05-17T14:26:00</dc:date>
            </office:change-info>
          </text:insertion>
        </text:changed-region>
        <text:changed-region xml:id="ct94808184499184" text:id="ct94808184499184">
          <text:insertion>
            <office:change-info>
              <dc:creator>Amélie RC</dc:creator>
              <dc:date>2019-05-17T14:27:00</dc:date>
            </office:change-info>
          </text:insertion>
        </text:changed-region>
        <text:changed-region xml:id="ct94808184501744" text:id="ct94808184501744">
          <text:insertion>
            <office:change-info>
              <dc:creator>Amélie RC</dc:creator>
              <dc:date>2019-05-17T14:23:00</dc:date>
            </office:change-info>
          </text:insertion>
        </text:changed-region>
        <text:changed-region xml:id="ct94808184502128" text:id="ct94808184502128">
          <text:insertion>
            <office:change-info>
              <dc:creator>Amélie RC</dc:creator>
              <dc:date>2019-05-17T14:27:00</dc:date>
            </office:change-info>
          </text:insertion>
        </text:changed-region>
        <text:changed-region xml:id="ct94808184500352" text:id="ct94808184500352">
          <text:insertion>
            <office:change-info>
              <dc:creator>Amélie RC</dc:creator>
              <dc:date>2019-05-17T14:22:00</dc:date>
            </office:change-info>
          </text:insertion>
        </text:changed-region>
        <text:changed-region xml:id="ct94808183431280" text:id="ct94808183431280">
          <text:insertion>
            <office:change-info>
              <dc:creator>Amélie RC</dc:creator>
              <dc:date>2019-05-17T14:28:00</dc:date>
            </office:change-info>
          </text:insertion>
        </text:changed-region>
        <text:changed-region xml:id="ct94808184183408" text:id="ct94808184183408">
          <text:insertion>
            <office:change-info>
              <dc:creator>Amélie RC</dc:creator>
              <dc:date>2019-05-17T14:22:00</dc:date>
            </office:change-info>
          </text:insertion>
        </text:changed-region>
        <text:changed-region xml:id="ct94808183739904" text:id="ct94808183739904">
          <text:insertion>
            <office:change-info>
              <dc:creator>Amélie RC</dc:creator>
              <dc:date>2019-05-17T14:29:00</dc:date>
            </office:change-info>
          </text:insertion>
        </text:changed-region>
        <text:changed-region xml:id="ct94808183435216" text:id="ct94808183435216">
          <text:insertion>
            <office:change-info>
              <dc:creator>Amélie RC</dc:creator>
              <dc:date>2019-05-17T14:29:00</dc:date>
            </office:change-info>
          </text:insertion>
        </text:changed-region>
        <text:changed-region xml:id="ct94808183271184" text:id="ct94808183271184">
          <text:deletion>
            <office:change-info>
              <dc:creator>Amélie RC</dc:creator>
              <dc:date>2019-05-17T14:30:00</dc:date>
            </office:change-info>
            <text:p text:style-name="Plain_20_Text">For some authors, speech and manual gestures are integrated in communication (McNeill, 1992). Manual gestures have actually been hypothesized to be precursors of spoken communication (Corballis, 2003; Glenberg and Gallese, 2012).</text:p>
            <text:p text:style-name="Plain_20_Text"/>
          </text:deletion>
        </text:changed-region>
        <text:changed-region xml:id="ct94808184386832" text:id="ct94808184386832">
          <text:deletion>
            <office:change-info>
              <dc:creator>Amélie RC</dc:creator>
              <dc:date>2019-05-17T14:30:00</dc:date>
            </office:change-info>
            <text:p text:style-name="Plain_20_Text">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seen as a context integrated in the motor and lexical learning of spoken language and later 'reenacted'. </text:p>
            <text:p text:style-name="Plain_20_Text"/>
          </text:deletion>
        </text:changed-region>
        <text:changed-region xml:id="ct94808184499600" text:id="ct94808184499600">
          <text:insertion>
            <office:change-info>
              <dc:creator>Amélie RC</dc:creator>
              <dc:date>2019-05-17T14:22:00</dc:date>
            </office:change-info>
          </text:insertion>
        </text:changed-region>
        <text:changed-region xml:id="ct94808184384160" text:id="ct94808184384160">
          <text:insertion>
            <office:change-info>
              <dc:creator>Amélie RC</dc:creator>
              <dc:date>2019-05-17T14:28:00</dc:date>
            </office:change-info>
          </text:insertion>
        </text:changed-region>
        <text:changed-region xml:id="ct94808184387184" text:id="ct94808184387184">
          <text:deletion>
            <office:change-info>
              <dc:creator>Amélie RC</dc:creator>
              <dc:date>2019-05-17T14:28:00</dc:date>
            </office:change-info>
            <text:p text:style-name="Plain_20_Text"/>
            <text:p text:style-name="Plain_20_Text"/>
          </text:deletion>
        </text:changed-region>
        <text:changed-region xml:id="ct94808184385072" text:id="ct94808184385072">
          <text:deletion>
            <office:change-info>
              <dc:creator>Amélie RC</dc:creator>
              <dc:date>2019-05-17T14:08:00</dc:date>
            </office:change-info>
            <text:p text:style-name="Plain_20_Text"><text:s/>parole</text:p>
          </text:deletion>
        </text:changed-region>
        <text:changed-region xml:id="ct94808184384768" text:id="ct94808184384768">
          <text:deletion>
            <office:change-info>
              <dc:creator>Amélie RC</dc:creator>
              <dc:date>2019-05-17T11:55:00</dc:date>
            </office:change-info>
            <text:p text:style-name="Plain_20_Text"><text:s/>et</text:p>
          </text:deletion>
        </text:changed-region>
        <text:changed-region xml:id="ct94808184384464" text:id="ct94808184384464">
          <text:deletion>
            <office:change-info>
              <dc:creator>Amélie RC</dc:creator>
              <dc:date>2019-05-17T14:28:00</dc:date>
            </office:change-info>
            <text:p text:style-name="Plain_20_Text">3/ lien mouvement/corps</text:p>
          </text:deletion>
        </text:changed-region>
        <text:changed-region xml:id="ct94808184387488" text:id="ct94808184387488">
          <text:insertion>
            <office:change-info>
              <dc:creator>Amélie RC</dc:creator>
              <dc:date>2019-05-17T11:54:00</dc:date>
            </office:change-info>
          </text:insertion>
        </text:changed-region>
        <text:changed-region xml:id="ct94808184390928" text:id="ct94808184390928">
          <text:insertion>
            <office:change-info>
              <dc:creator>Amélie RC</dc:creator>
              <dc:date>2019-05-17T11:54:00</dc:date>
            </office:change-info>
          </text:insertion>
        </text:changed-region>
        <text:changed-region xml:id="ct94808183764032" text:id="ct94808183764032">
          <text:insertion>
            <office:change-info>
              <dc:creator>Amélie RC</dc:creator>
              <dc:date>2019-05-17T14:28:00</dc:date>
            </office:change-info>
          </text:insertion>
        </text:changed-region>
        <text:changed-region xml:id="ct94808184480992" text:id="ct94808184480992">
          <text:insertion>
            <office:change-info>
              <dc:creator>Amélie RC</dc:creator>
              <dc:date>2019-05-17T11:55:00</dc:date>
            </office:change-info>
          </text:insertion>
        </text:changed-region>
        <text:changed-region xml:id="ct94808184390384" text:id="ct94808184390384">
          <text:insertion>
            <office:change-info>
              <dc:creator>Amélie RC</dc:creator>
              <dc:date>2019-05-17T11:55:00</dc:date>
            </office:change-info>
          </text:insertion>
        </text:changed-region>
        <text:changed-region xml:id="ct94808184481280" text:id="ct94808184481280">
          <text:deletion>
            <office:change-info>
              <dc:creator>Amélie RC</dc:creator>
              <dc:date>2019-05-17T11:55:00</dc:date>
            </office:change-info>
            <text:p text:style-name="Plain_20_Text">é</text:p>
          </text:deletion>
        </text:changed-region>
        <text:changed-region xml:id="ct94808184481504" text:id="ct94808184481504">
          <text:insertion>
            <office:change-info>
              <dc:creator>Amélie RC</dc:creator>
              <dc:date>2019-05-17T14:09:00</dc:date>
            </office:change-info>
          </text:insertion>
        </text:changed-region>
        <text:changed-region xml:id="ct94808183385600" text:id="ct94808183385600">
          <text:insertion>
            <office:change-info>
              <dc:creator>Amélie RC</dc:creator>
              <dc:date>2019-05-17T11:56:00</dc:date>
            </office:change-info>
          </text:insertion>
        </text:changed-region>
        <text:changed-region xml:id="ct94808183387856" text:id="ct94808183387856">
          <text:insertion>
            <office:change-info>
              <dc:creator>Amélie RC</dc:creator>
              <dc:date>2019-05-17T14:28:00</dc:date>
            </office:change-info>
          </text:insertion>
        </text:changed-region>
        <text:changed-region xml:id="ct94808183386992" text:id="ct94808183386992">
          <text:insertion>
            <office:change-info>
              <dc:creator>Amélie RC</dc:creator>
              <dc:date>2019-05-17T11:56:00</dc:date>
            </office:change-info>
          </text:insertion>
        </text:changed-region>
        <text:changed-region xml:id="ct94808184482240" text:id="ct94808184482240">
          <text:insertion>
            <office:change-info>
              <dc:creator>Amélie RC</dc:creator>
              <dc:date>2019-05-17T11:57:00</dc:date>
            </office:change-info>
          </text:insertion>
        </text:changed-region>
        <text:changed-region xml:id="ct94808184482464" text:id="ct94808184482464">
          <text:insertion>
            <office:change-info>
              <dc:creator>Amélie RC</dc:creator>
              <dc:date>2019-05-17T11:54:00</dc:date>
            </office:change-info>
          </text:insertion>
        </text:changed-region>
        <text:changed-region xml:id="ct94808184482768" text:id="ct94808184482768">
          <text:deletion>
            <office:change-info>
              <dc:creator>Amélie RC</dc:creator>
              <dc:date>2019-05-17T11:54:00</dc:date>
            </office:change-info>
            <text:p text:style-name="Plain_20_Text">é</text:p>
          </text:deletion>
        </text:changed-region>
        <text:changed-region xml:id="ct94808184484848" text:id="ct94808184484848">
          <text:insertion>
            <office:change-info>
              <dc:creator>Amélie RC</dc:creator>
              <dc:date>2019-05-17T14:30:00</dc:date>
            </office:change-info>
          </text:insertion>
        </text:changed-region>
        <text:changed-region xml:id="ct94808184173616" text:id="ct94808184173616">
          <text:insertion>
            <office:change-info>
              <dc:creator>Amélie RC</dc:creator>
              <dc:date>2019-05-17T11:57:00</dc:date>
            </office:change-info>
          </text:insertion>
        </text:changed-region>
        <text:changed-region xml:id="ct94808184172448" text:id="ct94808184172448">
          <text:insertion>
            <office:change-info>
              <dc:creator>Amélie RC</dc:creator>
              <dc:date>2019-05-17T11:55:00</dc:date>
            </office:change-info>
          </text:insertion>
        </text:changed-region>
        <text:changed-region xml:id="ct94808184219072" text:id="ct94808184219072">
          <text:deletion>
            <office:change-info>
              <dc:creator>Amélie RC</dc:creator>
              <dc:date>2019-05-17T14:29:00</dc:date>
            </office:change-info>
            <text:list xml:id="list185278591" text:style-name="WWNum1">
              <text:list-item>
                <text:p text:style-name="P1"/>
              </text:list-item>
              <text:list-item>
                <text:p text:style-name="P1"/>
              </text:list-item>
            </text:list>
          </text:deletion>
        </text:changed-region>
        <text:changed-region xml:id="ct94808184388976" text:id="ct94808184388976">
          <text:deletion>
            <office:change-info>
              <dc:creator>Amélie RC</dc:creator>
              <dc:date>2019-05-17T14:30:00</dc:date>
            </office:change-info>
            <text:p text:style-name="Plain_20_Text">4/ mains et parole en particulier</text:p>
            <text:p text:style-name="Plain_20_Text"/>
          </text:deletion>
        </text:changed-region>
        <text:changed-region xml:id="ct94808184483792" text:id="ct94808184483792">
          <text:insertion>
            <office:change-info>
              <dc:creator>Amélie RC</dc:creator>
              <dc:date>2019-05-17T14:10:00</dc:date>
            </office:change-info>
          </text:insertion>
        </text:changed-region>
        <text:changed-region xml:id="ct94808184389328" text:id="ct94808184389328">
          <text:deletion>
            <office:change-info>
              <dc:creator>Amélie RC</dc:creator>
              <dc:date>2019-05-17T14:31:00</dc:date>
            </office:change-info>
            <text:p text:style-name="Plain_20_Text">2.</text:p>
          </text:deletion>
        </text:changed-region>
        <text:changed-region xml:id="ct94808184388672" text:id="ct94808184388672">
          <text:insertion>
            <office:change-info>
              <dc:creator>Amélie RC</dc:creator>
              <dc:date>2019-05-17T14:31:00</dc:date>
            </office:change-info>
          </text:insertion>
        </text:changed-region>
        <text:changed-region xml:id="ct94808184245344" text:id="ct94808184245344">
          <text:deletion>
            <office:change-info>
              <dc:creator>Amélie RC</dc:creator>
              <dc:date>2019-05-17T14:31:00</dc:date>
            </office:change-info>
            <text:p text:style-name="Plain_20_Text">le langage / </text:p>
          </text:deletion>
        </text:changed-region>
        <text:changed-region xml:id="ct94808183241008" text:id="ct94808183241008">
          <text:insertion>
            <office:change-info>
              <dc:creator>Amélie RC</dc:creator>
              <dc:date>2019-05-17T14:10:00</dc:date>
            </office:change-info>
          </text:insertion>
        </text:changed-region>
        <text:changed-region xml:id="ct94808184485536" text:id="ct94808184485536">
          <text:insertion>
            <office:change-info>
              <dc:creator>Amélie RC</dc:creator>
              <dc:date>2019-05-17T14:31:00</dc:date>
            </office:change-info>
          </text:insertion>
        </text:changed-region>
        <text:changed-region xml:id="ct94808184391248" text:id="ct94808184391248">
          <text:insertion>
            <office:change-info>
              <dc:creator>Amélie RC</dc:creator>
              <dc:date>2019-05-17T11:58:00</dc:date>
            </office:change-info>
          </text:insertion>
        </text:changed-region>
        <text:changed-region xml:id="ct94808184407904" text:id="ct94808184407904">
          <text:insertion>
            <office:change-info>
              <dc:creator>Amélie RC</dc:creator>
              <dc:date>2019-05-17T14:32:00</dc:date>
            </office:change-info>
          </text:insertion>
        </text:changed-region>
        <text:changed-region xml:id="ct94808184210672" text:id="ct94808184210672">
          <text:deletion>
            <office:change-info>
              <dc:creator>Amélie RC</dc:creator>
              <dc:date>2019-05-17T14:32:00</dc:date>
            </office:change-info>
            <text:p text:style-name="Plain_20_Text">Quel type de mouvement</text:p>
          </text:deletion>
        </text:changed-region>
        <text:changed-region xml:id="ct94808184369056" text:id="ct94808184369056">
          <text:insertion>
            <office:change-info>
              <dc:creator>Amélie RC</dc:creator>
              <dc:date>2019-05-17T14:32:00</dc:date>
            </office:change-info>
          </text:insertion>
        </text:changed-region>
        <text:changed-region xml:id="ct94808184182272" text:id="ct94808184182272">
          <text:deletion>
            <office:change-info>
              <dc:creator>Amélie RC</dc:creator>
              <dc:date>2019-05-17T14:32:00</dc:date>
            </office:change-info>
            <text:p text:style-name="Plain_20_Text"/>
            <text:p text:style-name="Plain_20_Text">1/ Pour le mouvement des mains, rôle de l'iconicité</text:p>
            <text:p text:style-name="Plain_20_Text"/>
          </text:deletion>
        </text:changed-region>
        <text:changed-region xml:id="ct94808184369760" text:id="ct94808184369760">
          <text:deletion>
            <office:change-info>
              <dc:creator>Amélie RC</dc:creator>
              <dc:date>2019-05-17T14:33:00</dc:date>
            </office:change-info>
            <text:p text:style-name="Plain_20_Text">2/</text:p>
          </text:deletion>
        </text:changed-region>
        <text:changed-region xml:id="ct94808183665712" text:id="ct94808183665712">
          <text:insertion>
            <office:change-info>
              <dc:creator>Amélie RC</dc:creator>
              <dc:date>2019-05-17T14:33:00</dc:date>
            </office:change-info>
          </text:insertion>
        </text:changed-region>
        <text:changed-region xml:id="ct94808184486416" text:id="ct94808184486416">
          <text:insertion>
            <office:change-info>
              <dc:creator>Amélie RC</dc:creator>
              <dc:date>2019-05-17T14:33:00</dc:date>
            </office:change-info>
          </text:insertion>
        </text:changed-region>
        <text:changed-region xml:id="ct94808183664448" text:id="ct94808183664448">
          <text:insertion>
            <office:change-info>
              <dc:creator>Amélie RC</dc:creator>
              <dc:date>2019-05-17T11:59:00</dc:date>
            </office:change-info>
          </text:insertion>
        </text:changed-region>
        <text:changed-region xml:id="ct94808183666112" text:id="ct94808183666112">
          <text:insertion>
            <office:change-info>
              <dc:creator>Amélie RC</dc:creator>
              <dc:date>2019-05-17T11:59:00</dc:date>
            </office:change-info>
          </text:insertion>
        </text:changed-region>
        <text:changed-region xml:id="ct94808184410720" text:id="ct94808184410720">
          <text:deletion>
            <office:change-info>
              <dc:creator>Amélie RC</dc:creator>
              <dc:date>2019-05-17T11:59:00</dc:date>
            </office:change-info>
            <text:p text:style-name="Plain_20_Text">é</text:p>
          </text:deletion>
        </text:changed-region>
        <text:changed-region xml:id="ct94808184422224" text:id="ct94808184422224">
          <text:insertion>
            <office:change-info>
              <dc:creator>Amélie RC</dc:creator>
              <dc:date>2019-05-17T1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lan :</text:p>
      <text:p text:style-name="Plain_20_Text"/>
      <text:p text:style-name="P3"><text:change-start text:change-id="ct94808184011728"/>######## les gestes<text:change-end text:change-id="ct94808184011728"/><text:change-start text:change-id="ct94808183866976"/> et les mouvements<text:change-end text:change-id="ct94808183866976"/><text:change-start text:change-id="ct94808183954912"/> font partie intégrante de la communication / du quotidien ######<text:change-end text:change-id="ct94808183954912"/><text:change-start text:change-id="ct94808183956688"/></text:p>
      <text:p text:style-name="P3"/>
      <text:p text:style-name="P3"><text:change-end text:change-id="ct94808183956688"/><text:change-start text:change-id="ct94808183952720"/><office:annotation><dc:creator>Amélie RC</dc:creator><dc:date>2019-05-17T14:00:00</dc:date><loext:sender-initials>ARC</loext:sender-initials><text:p>Une observation : nous bougeons en parlant, nous parlons en bougeant</text:p><text:p>Qui doit te permettre sur la base d’exemple généraux (comme tu l’as fait) d’introduire <text:s/>ta question de recherche global + transition avec la suite : genre : l’omniprésence des mouvements des membres dans la communication parlée, à des fins communicatives ou dans un cadre de double tâche interroge la manière dont ces mouvements interagissent avec la parole. Différents types de relations ont pu être observées, la plupart s’inscrivent dans le cadre de la cogitions incarnée et situées.</text:p><text:p/></office:annotation><text:change-end text:change-id="ct94808183952720"/><text:change-start text:change-id="ct94808184444736"/></text:p>
      <text:p text:style-name="P2"><text:change-end text:change-id="ct94808184444736"/><text:change-start text:change-id="ct94808183740736"/>Les mouvements du corps sont omniprésents dans la communic<text:change-end text:change-id="ct94808183740736"/><text:change-start text:change-id="ct94808184036544"/>ation parlée.</text:p>
      <text:p text:style-name="P2">Par exemple, <text:change-end text:change-id="ct94808184036544"/><text:change-start text:change-id="ct94808184066640"/>il est habituel de parler en marchant<text:change-end text:change-id="ct94808184066640"/><text:change-start text:change-id="ct94808184044720"/>, en faisant du sport, en faisant les courses etc<text:change-end text:change-id="ct94808184044720"/><text:change-start text:change-id="ct94808184045328"/>.<text:change-end text:change-id="ct94808184045328"/><text:change-start text:change-id="ct94808183198016"/></text:p>
      <text:p text:style-name="P2">Plus précisément, les mouvements des membres<text:change-end text:change-id="ct94808183198016"/><text:change-start text:change-id="ct94808182464368"/></text:p>
      <text:p text:style-name="P6"/>
      <text:p text:style-name="P6"/>
      <text:p text:style-name="P7">Pourtant, les études en laboratoire sur le langage sont généralement statiques et très contraintes.</text:p>
      <text:p text:style-name="P7">Notre étude vise à étudier l’influence des mouvements du corps, et en particulier des gestes des bras, sur la cognition.</text:p>
      <text:p text:style-name="Plain_20_Text"/>
      <text:p text:style-name="Plain_20_Text"><text:change-end text:change-id="ct94808182464368"/><text:change-start text:change-id="ct94808184043648"/></text:p>
      <text:p text:style-name="Plain_20_Text"><text:change-end text:change-id="ct94808184043648"/><text:change-start text:change-id="ct94808184068512"/><office:annotation office:name="__Annotation__90_1495204657"><dc:creator>Amélie RC</dc:creator><dc:date>2019-05-17T14:00:00</dc:date><loext:sender-initials>ARC</loext:sender-initials><text:p>Cette partie est une introduction générale, du coup ne rentre pas trop dans le détail c’est plus pour poser ta problématique de maniere large et accessible</text:p></office:annotation>Participation à différents niveaux : <text:change-end text:change-id="ct94808184068512"/></text:p>
      <text:p text:style-name="Plain_20_Text">- gestures "are an integral component of the communicative act of the speaker" (Kendon, 2004; p. 359)</text:p>
      <text:p text:style-name="Plain_20_Text">- bougent tous mains quand parlent, mêmes aveugles -&gt; pour leur propre expression ?</text:p>
      <text:p text:style-name="Plain_20_Text"><text:s text:c="4"/>why people gesture as they speak</text:p>
      <text:p text:style-name="Plain_20_Text"><text:s text:c="4"/>Iverson, Jana &amp; Goldin-Meadow, Susan. (1998). Why people gesture as they speak. Nature. 396. 228. 10.1038/24300. </text:p>
      <text:p text:style-name="Plain_20_Text">- These gestures can mark the rhythm of the discourse, strengthen the message or provide additional information to the listener.</text:p>
      <text:p text:style-name="Plain_20_Text">- gestures could represent "a second channel that makes successful comprehension more likely" (Goldin-Meadow &amp; Alibali, 2013, p.261).</text:p>
      <text:p text:style-name="Plain_20_Text">- au quotidien, pas seulement<text:change text:change-id="ct94808184045024"/> des gestes manuels : parle quand on marche, porte les courses etc.<text:change-start text:change-id="ct94808184182544"/></text:p>
      <text:p text:style-name="Plain_20_Text"><text:change-end text:change-id="ct94808184182544"/><office:annotation-end office:name="__Annotation__90_1495204657"/><text:change-start text:change-id="ct94808183834448"/></text:p>
      <text:p text:style-name="Plain_20_Text"><text:change-end text:change-id="ct94808183834448"/><text:change-start text:change-id="ct94808184065456"/>Il faudra poser ta problématique ici<text:change-end text:change-id="ct94808184065456"/><text:change-start text:change-id="ct94808184068816"/> de manière très générale, la grande question<text:change-end text:change-id="ct94808184068816"/></text:p>
      <text:p text:style-name="Plain_20_Text"/>
      <text:p text:style-name="Plain_20_Text"><text:change-start text:change-id="ct94808184181424"/>#########<text:change-end text:change-id="ct94808184181424"/><text:change text:change-id="ct94808245664352"/><text:change text:change-id="ct94808183197184"/><text:change text:change-id="ct94808184245616"/><text:change text:change-id="ct94808184037152"/><text:change text:change-id="ct94808184066336"/><text:change text:change-id="ct94808246050208"/>Cognition incarnée ###############################</text:p>
      <text:p text:style-name="Plain_20_Text"/>
      <text:p text:style-name="Plain_20_Text"><text:change-start text:change-id="ct94808183448432"/>- <text:change-end text:change-id="ct94808183448432"/><text:change text:change-id="ct94808184183680"/><text:change text:change-id="ct94808184042416"/><text:change-start text:change-id="ct94808184336080"/>Les<text:change-end text:change-id="ct94808184336080"/> fonctions cognitives<text:change-start text:change-id="ct94808184044208"/> sont dépendantes des processus corporel<text:change-end text:change-id="ct94808184044208"/><text:change-start text:change-id="ct94808184041744"/>s<text:change-end text:change-id="ct94808184041744"/><text:change-start text:change-id="ct94808184067248"/> (ou sensorimoteurs)</text:p>
      <text:p text:style-name="Plain_20_Text"><text:change-end text:change-id="ct94808184067248"/></text:p>
      <text:p text:style-name="Plain_20_Text">- mouvements et fonctions cognitives ne sont pas 2 entités séparées/ indépendantes:</text:p>
      <text:p text:style-name="Plain_20_Text"><text:s text:c="4"/>système moteur impliqué dans les activités cognitives telles que la perception, la mémoire, les émotions, la prise de décision ...</text:p>
      <text:p text:style-name="Plain_20_Text">- selon la cognition incarnée, les fonctions mentales sont "incarnées" dans les processus sensori-moteurs (Barsalou, 2008).</text:p>
      <text:p text:style-name="Plain_20_Text">- Donc nos représentations cognitives seraient multimodales et "incarnées/grounded" dans les processus sensori-moteurs impliqués lors de leur construction.</text:p>
      <text:p text:style-name="Plain_20_Text"><text:soft-page-break/><office:annotation office:name="__Annotation__148_1495204657"><dc:creator>Amélie RC</dc:creator><dc:date>2019-05-17T14:05:00</dc:date><loext:sender-initials>ARC</loext:sender-initials><text:p>Du coup on distingue les types d’interaction : (1) facilitatrice ; (2) interférentes… je pense qu’il faut distinguer</text:p></office:annotation><text:s/>"the brain captures states across the modalities and integrates them with a multimodal representation stored in memory" (Barsalou, 2008, p.618). Wilson, 2002)</text:p>
      <text:p text:style-name="Plain_20_Text">- la compréhension langagière peut être altérée si elle est accompagnée d'une action motrice incongruente (Glenberg &amp; Kaschak 2002)</text:p>
      <text:p text:style-name="Plain_20_Text">- actions motrices pendant une tâche de rotation mentale peuvent aider, ou au contraire déranger, selon qu'elles soient congruente avec le sens de rotation (Wexler, kosslyn, berthoz 1998)</text:p>
      <text:p text:style-name="Plain_20_Text">- de simples actions motrices peuvent influencer la mémoire émotionnelle (casasanto &amp; dijkstra, 2010) <text:bookmark text:name="move419722106"/></text:p>
      <text:p text:style-name="Plain_20_Text"><text:change text:change-id="ct94808183723408"/><office:annotation-end office:name="__Annotation__148_1495204657"/></text:p>
      <text:p text:style-name="Plain_20_Text"><text:change text:change-id="ct94808184102992"/><office:annotation office:name="__Annotation__152_1495204657"><dc:creator>Amélie RC</dc:creator><dc:date>2019-05-17T14:07:00</dc:date><loext:sender-initials>ARC</loext:sender-initials><text:p>La mémoire est une fonction cognitive, le langage et la parole aussi du coup attention aux répétitions avec ce que tu dis avant. Peut-être plutôt parler des dépendances mémoire-langage , et de dépendance mémoire-corps et langage-corps ??? Ou alors faire de ta partie 1 une introduction aux partie 2 et 3 en justiiant pk tu t’attardes sur la mémire et le langage</text:p></office:annotation><text:change text:change-id="ct94808183428960"/>- la cognition incarnée et située défend<text:change text:change-id="ct94808183265024"/> l'idée que l'essentiel de nos activités cognitives sont une 'réactivation d'états perceptifs, moteurs et introspectifs acquis durant une expérience avec le monde, le corps et la pensée'('Simulation is the reenactment of perceptual, motor, and introspective states acquired during experience with the world, body, and mind', Barsalou, 2008, p. 618).</text:p>
      <text:p text:style-name="Plain_20_Text">- en ajoutant une composante motrice, une composante supplémentaire serait ajoutée en mémoire, et ce processus de simulation pourrait ainsi être facilité. (Barsalou, 2008)</text:p>
      <text:p text:style-name="Plain_20_Text">- De plus, plusieurs modèles de mémoire avancent que le nombre de composantes d'une trace en mémoire influence sa force (Versace et al., 2014). La composante motrice devrait alors renforcer les traces mnésiques.<text:change-start text:change-id="ct94808183434704"/></text:p>
      <text:p text:style-name="Plain_20_Text"/>
      <text:p text:style-name="Plain_20_Text"/>
      <text:p text:style-name="Plain_20_Text"><text:change-end text:change-id="ct94808183434704"/><office:annotation office:name="__Annotation__216_1495204657"><dc:creator>Amélie RC</dc:creator><dc:date>2019-05-17T14:23:00</dc:date><loext:sender-initials>ARC</loext:sender-initials><text:p>Je ne pense pas que tu devrais mettre des exemples sur le langage ici car tu va le faire après, donne plutôt des exemple générique puis transitionne sur le langage parlé et la multiplicité des relations que tu vas détailler ensuite</text:p></office:annotation>- la compréhension langagière peut être altérée si elle est accompagnée d'une action motrice incongruente (Glenberg &amp; Kaschak 2002)</text:p>
      <text:p text:style-name="Plain_20_Text">- actions motrices pendant une tâche de rotation mentale peuvent aider, ou au contraire déranger, selon qu'elles soient congruente avec le sens de rotation (Wexler, kosslyn, berthoz 1998)</text:p>
      <text:p text:style-name="Plain_20_Text">- de simples actions motrices peuvent influencer la mémoire émotionnelle (casasanto &amp; dijkstra, 2010) <text:change-start text:change-id="ct94808184497344"/></text:p>
      <text:p text:style-name="Plain_20_Text"/>
      <text:p text:style-name="Plain_20_Text">-&gt;<text:change-end text:change-id="ct94808184497344"/><text:change-start text:change-id="ct94808184501280"/> Les interaction<text:change-end text:change-id="ct94808184501280"/><text:change-start text:change-id="ct94808184496272"/>s<text:change-end text:change-id="ct94808184496272"/><text:change-start text:change-id="ct94808183435712"/> entre le langage parl<text:change-end text:change-id="ct94808183435712"/><text:change-start text:change-id="ct94808184059520"/>é et les mouvements des membres ont <text:change-end text:change-id="ct94808184059520"/><text:change-start text:change-id="ct94808184499184"/>été étudiées<text:change-end text:change-id="ct94808184499184"/><text:change-start text:change-id="ct94808184501744"/> <text:change-end text:change-id="ct94808184501744"/><text:change-start text:change-id="ct94808184502128"/>pour différents types de mouvements, en perception et en production<text:bookmark text:name="move4197221061"/><text:change-end text:change-id="ct94808184502128"/></text:p>
      <text:p text:style-name="Plain_20_Text"><office:annotation-end office:name="__Annotation__216_1495204657"/></text:p>
      <text:p text:style-name="Plain_20_Text"/>
      <text:p text:style-name="Plain_20_Text"><text:change-start text:change-id="ct94808184500352"/>######### II. <text:change-end text:change-id="ct94808184500352"/><text:change-start text:change-id="ct94808183431280"/>La gestualité manuelle et le langage parlé <text:change-end text:change-id="ct94808183431280"/><text:change-start text:change-id="ct94808184183408"/>###############################<text:change-end text:change-id="ct94808184183408"/><text:change-start text:change-id="ct94808183739904"/></text:p>
      <text:p text:style-name="Plain_20_Text"><text:change-end text:change-id="ct94808183739904"/><office:annotation office:name="__Annotation__227_1495204657"><dc:creator>Amélie RC</dc:creator><dc:date>2019-05-17T14:29:00</dc:date><loext:sender-initials>ARC</loext:sender-initials><text:p>Attention redondance avec ce que tu dis avant, fait attention à ne pas trop détailler avant du coup</text:p></office:annotation>De nombreuses recherches montrent l'implication des mouvements des mains dans les activités cognitives, mais dans le langage <text:change-start text:change-id="ct94808183435216"/>parlé <text:change-end text:change-id="ct94808183435216"/>plus particulièrement.<office:annotation-end office:name="__Annotation__227_1495204657"/></text:p>
      <text:p text:style-name="Plain_20_Text"><text:change text:change-id="ct94808183271184"/>- processus intégré : According to the growth point theory, gestures and speech stem from a common thought process (McNeill, 1992; McNeill &amp; Duncan, 2000; McNeill et al., 2008). They would even be controlled by the same motor system (Gentilucci &amp; Dalla Volta, 2008).</text:p>
      <text:p text:style-name="Plain_20_Text"><text:soft-page-break/>Previous work suggests an embodiment of spoken language in limb movements at both conceptual and motor levels. Empirical observations suggest complex, adaptable and scalable links between the two systems.</text:p>
      <text:p text:style-name="Plain_20_Text"><text:bookmark text:name="move419722678"/><text:change text:change-id="ct94808184386832"/></text:p>
      <text:p text:style-name="Plain_20_Text"><text:change-start text:change-id="ct94808184499600"/></text:p>
      <text:p text:style-name="Plain_20_Text"><text:change-end text:change-id="ct94808184499600"/></text:p>
      <text:p text:style-name="Plain_20_Text"><text:change-start text:change-id="ct94808184384160"/>II.1. <text:change-end text:change-id="ct94808184384160"/><text:change text:change-id="ct94808184387184"/><text:change text:change-id="ct94808184385072"/><text:change text:change-id="ct94808184384768"/><text:change text:change-id="ct94808184384464"/><text:change-start text:change-id="ct94808184387488"/>Au cours du développement :</text:p>
      <text:list xml:id="list160349326604279" text:continue-numbering="true" text:style-name="WWNum1">
        <text:list-item>
          <text:p text:style-name="P1"><text:change-end text:change-id="ct94808184387488"/>Co-development of arm and orofacial control (cf. Iverson &amp; Thelen)<text:change-start text:change-id="ct94808184390928"/></text:p>
        </text:list-item>
        <text:list-item>
          <text:p text:style-name="P1">Peut-être ajouter des références ici </text:p>
        </text:list-item>
      </text:list>
      <text:p text:style-name="P4"><text:change-end text:change-id="ct94808184390928"/></text:p>
      <text:p text:style-name="Plain_20_Text"><text:change-start text:change-id="ct94808183764032"/>II.2 <text:change-end text:change-id="ct94808183764032"/><text:change-start text:change-id="ct94808184480992"/>En perception : <text:change-end text:change-id="ct94808184480992"/>La perception du langage implique les aires motrices du cerveau (e.g., Pulvermüller et al., 2005) et les systèmes moteurs int<text:change-start text:change-id="ct94808184390384"/>e<text:change-end text:change-id="ct94808184390384"/><text:change text:change-id="ct94808184481280"/>ragissent avec la compréhension du langage (Glenberg &amp; Kaschak, 2002). <text:change-start text:change-id="ct94808184481504"/>Mais aussi littérature sur le fait que les gestes du locuteurs aident l’auditeur<text:change-end text:change-id="ct94808184481504"/></text:p>
      <text:p text:style-name="Plain_20_Text"><text:change-start text:change-id="ct94808183385600"/></text:p>
      <text:p text:style-name="Plain_20_Text"><text:change-end text:change-id="ct94808183385600"/><text:change-start text:change-id="ct94808183387856"/>II.3 <text:change-end text:change-id="ct94808183387856"/><text:change-start text:change-id="ct94808183386992"/>En production <text:change-end text:change-id="ct94808183386992"/><text:change-start text:change-id="ct94808184482240"/>« : <text:change-end text:change-id="ct94808184482240"/>Cette int<text:change-start text:change-id="ct94808184482464"/>e<text:change-end text:change-id="ct94808184482464"/><text:change text:change-id="ct94808184482768"/>raction peut être une contrainte situationnelle (parler pendant une activité motrice quelconque du quotidien) ou au contraire naturelle (bouger les mains pendant un discours)<text:change-start text:change-id="ct94808184484848"/></text:p>
      <text:p text:style-name="Plain_20_Text">For some authors, speech and manual gestures are integrated in communication (McNeill, 1992). Manual gestures have actually been hypothesized to be precursors of spoken communication (Corballis, 2003; Glenberg and Gallese, 2012).</text:p>
      <text:p text:style-name="Plain_20_Text"/>
      <text:p text:style-name="Plain_20_Text">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seen as a context integrated in the motor and lexical learning of spoken language and later 'reenacted'. </text:p>
      <text:p text:style-name="Plain_20_Text"><text:change-end text:change-id="ct94808184484848"/><text:change-start text:change-id="ct94808184173616"/></text:p>
      <text:p text:style-name="Plain_20_Text"><text:change-end text:change-id="ct94808184173616"/><office:annotation office:name="__Annotation__461_1495204657"><dc:creator>Amélie RC</dc:creator><dc:date>2019-05-17T14:08:00</dc:date><loext:sender-initials>ARC</loext:sender-initials><text:p>Attention, non. La multimodalité de la parole réfère aux modalités de perception des signaux de la parole. La je pense que tu veux plus dire que la communication est multimodale</text:p></office:annotation>Ainsi, la parole peut être considérée comme multimodale<office:annotation-end office:name="__Annotation__461_1495204657"/><text:change-start text:change-id="ct94808184172448"/></text:p>
      <text:p text:style-name="Plain_20_Text"/>
      <text:list xml:id="list160348348770321" text:continue-numbering="true" text:style-name="WWNum1">
        <text:list-item>
          <text:p text:style-name="P1"><text:change-end text:change-id="ct94808184172448"/><text:change text:change-id="ct94808184219072"/></text:p>
        </text:list-item>
      </text:list>
      <text:p text:style-name="Plain_20_Text"><text:change text:change-id="ct94808184388976"/><office:annotation office:name="__Annotation__467_1495204657"><dc:creator>Amélie RC</dc:creator><dc:date>2019-05-17T14:10:00</dc:date><loext:sender-initials>ARC</loext:sender-initials><text:p>Attention redondance avec ce que tu dis avant, fait attention à ne pas trop détailler avant du coup</text:p></office:annotation>De nombreuses recherches montrent l'implication des mouvements des mains dans les activités cognitives, mais dans le langage plus particulièrement.<office:annotation-end office:name="__Annotation__467_1495204657"/></text:p>
      <text:p text:style-name="Plain_20_Text">For some authors, speech and manual gestures are integrated in communication (McNeill, 1992). Manual gestures have actually been <text:soft-page-break/>hypothesized to be precursors of spoken communication (Corballis, 2003; Glenberg and Gallese, 2012).</text:p>
      <text:p text:style-name="Plain_20_Text">- processus intégré : According to the growth point theory, gestures and speech stem from a common thought process (McNeill, 1992; McNeill &amp; Duncan, 2000; McNeill et al., 2008). They would even be controlled by the same motor system (Gentilucci &amp; Dalla Volta, 2008).</text:p>
      <text:p text:style-name="Plain_20_Text">Previous work suggests an embodiment of spoken language in limb movements at both conceptual and motor levels. Empirical observations suggest complex, adaptable and scalable links between the two systems.</text:p>
      <text:p text:style-name="Plain_20_Text">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seen as a context integrated in the motor and lexical learning of spoken language and later 'reenacted'. </text:p>
      <text:p text:style-name="Plain_20_Text"><text:bookmark text:name="move4197226781"/></text:p>
      <text:p text:style-name="Plain_20_Text"/>
      <text:p text:style-name="Plain_20_Text"/>
      <text:p text:style-name="Plain_20_Text">-&gt; d'où l'importance des gestes<text:change-start text:change-id="ct94808184483792"/> en particulier<text:change-end text:change-id="ct94808184483792"/></text:p>
      <text:p text:style-name="Plain_20_Text"/>
      <text:p text:style-name="Plain_20_Text"><office:annotation office:name="__Annotation__481_1495204657"><dc:creator>Amélie RC</dc:creator><dc:date>2019-05-17T14:11:00</dc:date><loext:sender-initials>ARC</loext:sender-initials><text:p>Je pense que tu vas te retrouver à faire des répétitions, ce qui m’amène à questionner ton plan…</text:p></office:annotation>################ Importance des gestes #######################<office:annotation-end office:name="__Annotation__481_1495204657"/></text:p>
      <text:p text:style-name="Plain_20_Text"/>
      <text:p text:style-name="Plain_20_Text"/>
      <text:p text:style-name="Plain_20_Text">1/ Pour l'apprentissage en général </text:p>
      <text:p text:style-name="Plain_20_Text"/>
      <text:p text:style-name="Plain_20_Text"><office:annotation office:name="__Annotation__501_1495204657"><dc:creator>Amélie RC</dc:creator><dc:date>2019-05-17T14:30:00</dc:date><loext:sender-initials>ARC</loext:sender-initials><text:p>Ça n’est pas du langage, du coup le mettre plus haut dans les exemples auttres</text:p></office:annotation>l'utilisation de gestes manuels pourrait faciliter l'acquisition de connaissances abstraites, comme des concepts mathématiques . (Cook &amp; al, 2008 GoldinEMeadow and Wagner, 2005) -&gt; cet effet se retrouve surtout dans le temps "gestures make learning last" <text:s/>Cela pourrait être dû aux effets du sommeil sur la consolidation de la mémoire. (pas besoin de ref ?)</text:p>
      <text:p text:style-name="Plain_20_Text"/>
      <text:p text:style-name="Plain_20_Text"><office:annotation-end office:name="__Annotation__501_1495204657"/><text:change text:change-id="ct94808184389328"/><text:change-start text:change-id="ct94808184388672"/>II.4.<text:change-end text:change-id="ct94808184388672"/> Pour <text:change text:change-id="ct94808184245344"/>l'apprentissage de no<text:change-start text:change-id="ct94808183241008"/>u<text:change-end text:change-id="ct94808183241008"/>veaux mots<text:change-start text:change-id="ct94808184485536"/> (et du coup ouverture sur la mémoire ?)<text:change-end text:change-id="ct94808184485536"/></text:p>
      <text:p text:style-name="Plain_20_Text">a/ étude de gestes spontanés</text:p>
      <text:p text:style-name="Plain_20_Text">- Dans l'étude de (Bird et al. 2000), les participants pouvaient, mais ne devaient pas absolument imiter des gestes pendant leur apprentissage. Une corrélation entre imitatio/pas d'imit et le score d'apprentissage a été montré pour des enfants tous venants.</text:p>
      <text:p text:style-name="Plain_20_Text">- Des étudiants qui font des gestes pendant un apprentissage de terminologie (apprentissage de noms et définitions) et de compréhension ont des meilleures performances que ceux qui n'en font pas, selon (Macken &amp; Ginns, 2014)</text:p>
      <text:p text:style-name="Plain_20_Text">- adults can learn a second language easier if they gesture during learning (McCafferty, 2004)<text:change-start text:change-id="ct94808184391248"/> – chercher d’autres ref ici<text:change-end text:change-id="ct94808184391248"/></text:p>
      <text:p text:style-name="Plain_20_Text"/>
      <text:p text:style-name="Plain_20_Text">-&gt; rôle causal des gestes ? le mouvement pourrait être la csqce d'un autre facteur</text:p>
      <text:p text:style-name="Plain_20_Text"/>
      <text:p text:style-name="Plain_20_Text"><office:annotation office:name="__Annotation__561_1495204657"><dc:creator>Amélie RC</dc:creator><dc:date>2019-05-17T14:11:00</dc:date><loext:sender-initials>ARC</loext:sender-initials><text:p>Tu entends quoi ici par contrôle «  le fait de faire des gestes pré-définis ?</text:p></office:annotation>b/ étude contrôlée<office:annotation-end office:name="__Annotation__561_1495204657"/></text:p>
      <text:p text:style-name="Plain_20_Text">??? 2d language acquisition</text:p>
      <text:p text:style-name="Plain_20_Text"><text:soft-page-break/>Chen (1996) a montré que faire des gestes pendant la parole pourrait faciliter l'accès au lexique mental pendant la parole spontanée d'étudiants</text:p>
      <text:p text:style-name="Plain_20_Text">+ INTRODUCTION TO GESTURE AND SLA: TOWARD AN INTEGRATED APPROACH -&gt; Gullberg 2008</text:p>
      <text:p text:style-name="Plain_20_Text"/>
      <text:p text:style-name="Plain_20_Text"/>
      <text:p text:style-name="Plain_20_Text"/>
      <text:p text:style-name="Plain_20_Text">################ Plus qu'un autre type de traces ? surtout dans le temps <text:s/>##########</text:p>
      <text:p text:style-name="Plain_20_Text">-&gt; cf précédemment, geste = une trace supplémentaire</text:p>
      <text:p text:style-name="Plain_20_Text">D'après Kapalková, Polisenská and Süssová (2016), un geste serait plus utile qu'une image pendant l'apprentissage (apprentissage expressif)</text:p>
      <text:p text:style-name="Plain_20_Text"/>
      <text:p text:style-name="Plain_20_Text">L'avantage gestuel grandirait avec le temps (Berkel-van Hoof et al, 2016, Cook et al, 2008)</text:p>
      <text:p text:style-name="Plain_20_Text"/>
      <text:p text:style-name="Plain_20_Text"/>
      <text:p text:style-name="Plain_20_Text"><text:change-start text:change-id="ct94808184407904"/><office:annotation office:name="__Annotation__669_1495204657"><dc:creator>Amélie RC</dc:creator><dc:date>2019-05-17T14:33:00</dc:date><loext:sender-initials>ARC</loext:sender-initials><text:p>Pas forcément pertinent, on ne va pas le tesrer</text:p></office:annotation><office:annotation office:name="__Annotation__595_1495204657"><dc:creator>Amélie RC</dc:creator><dc:date>2019-05-17T14:32:00</dc:date><loext:sender-initials>ARC</loext:sender-initials><text:p>Pas top mais pour l’instant je n’ai pas d’autre idée de réorganisation, mais il faut bien définir avant ce qu’est un geste vs. un mouvement</text:p></office:annotation>II.5. <text:change-end text:change-id="ct94808184407904"/>############ <text:change text:change-id="ct94808184210672"/><text:change-start text:change-id="ct94808184369056"/>Le cas des gestes iconiques<text:change-end text:change-id="ct94808184369056"/> #############<office:annotation-end office:name="__Annotation__595_1495204657"/></text:p>
      <text:p text:style-name="Plain_20_Text"><text:change text:change-id="ct94808184182272"/>- certaines études n'ont pas trouvé de différences entre gestes iconiques ou non</text:p>
      <text:p text:style-name="Plain_20_Text">- d'autres ont montré un effet qui se révèle avec le temps</text:p>
      <text:p text:style-name="Plain_20_Text">Mollink, Hermans and Knoors (2008) compared word learning performances after one and five weeks. They found a gestural advantage but no differential effect between strong and weak iconicity signs after one week. After five weeks, performance decreased but only for weak iconicity gestures and not for strong iconicity ones. This suggests that iconicity favors longer memorization</text:p>
      <text:p text:style-name="Plain_20_Text"><office:annotation-end office:name="__Annotation__669_1495204657"/></text:p>
      <text:p text:style-name="Plain_20_Text"/>
      <text:p text:style-name="Plain_20_Text"><text:change text:change-id="ct94808184369760"/><text:change-start text:change-id="ct94808183665712"/>#### III<text:change-end text:change-id="ct94808183665712"/> autres types de mouvement : double tâche ou gain réel ?<text:change-start text:change-id="ct94808184486416"/> #############<text:change-end text:change-id="ct94808184486416"/></text:p>
      <text:p text:style-name="Plain_20_Text">Le corps joue un rôle important dans la production, ou perception du langage, ainsi que dans la mémoire. De plus, il est souvent impliqué lors de certaines tâches cogn<text:change-start text:change-id="ct94808183664448"/>i<text:change-end text:change-id="ct94808183664448"/>tives à des fins non communicatives, comme une contrainte (marcher en parlant) ou communicatives <office:annotation office:name="__Annotation__680_1495204657"><dc:creator>Amélie RC</dc:creator><dc:date>2019-05-17T14:33:00</dc:date><loext:sender-initials>ARC</loext:sender-initials><text:p>Attention le pointage est un geste</text:p></office:annotation>(pointer un objet en parlant de celui-ci).<office:annotation-end office:name="__Annotation__680_1495204657"/></text:p>
      <text:p text:style-name="Plain_20_Text">Beaucoup d'études s'intéressent à l'influence des gestes manuels sur le langage, mais assez peu aux mouvements du corps de manière plus générale.</text:p>
      <text:p text:style-name="Plain_20_Text">Pour s'intéresser à l'int<text:change-start text:change-id="ct94808183666112"/>e<text:change-end text:change-id="ct94808183666112"/><text:change text:change-id="ct94808184410720"/>raction entre la parole et les mouvements du corps, des paradigmes de double tâche sont utilisés.</text:p>
      <text:p text:style-name="Plain_20_Text">Les études en double tâche sont très variées, mais l'idée qui en ressort est un ralentissement à la fois du traitement cognitif et du mouvement, cela en comparaison avec des tâches simples (AlEYahya et al., 2011) La récupération des pleines fonctions cognitives pourrait nécessiter un entraînement.</text:p>
      <text:p text:style-name="Plain_20_Text">Au contraire, dans la théorie de l'accès au lexique, Krauss (1998) postule que les gestes moteurs aident à retrou<text:bookmark text:name="_GoBack"/>ver un mot en mémoire. Plusieurs <text:soft-page-break/>études tendent à confirmer cette idée. Cela pourrait être dû à une meilleure oxygénation du corps induite par cette activité physique (réf ??)</text:p>
      <text:p text:style-name="Plain_20_Text">SchmidtEKassow et al. (2010) ont comparé l'apprentissage et la mémorisation de vocabulaire dans une nouvelle langue en étant assis, marchant ou faisant du vélo. Après plusieurs sessions d'apprentissage, l'étude révèle une amélioration de la mémoire lors des conditions actives, ainsi que des changements en plasticité cérébrale.</text:p>
      <text:p text:style-name="Plain_20_Text">Il semble que l'activité physique pourrait avoir un effet bénéfique sur l'apprentissage.</text:p>
      <text:p text:style-name="Plain_20_Text"/>
      <text:p text:style-name="Plain_20_Text">Ces études mènent souvent à des résultats incongruents, mais ne portant pas sur la même tâche. </text:p>
      <text:p text:style-name="Plain_20_Text">Peu d'études permettent de comparer directement les gestes spontanés des mains avec <text:change-start text:change-id="ct94808184422224"/>les mouvements du corps<text:change-end text:change-id="ct94808184422224"/></text:p>
      <text:p text:style-name="Plain_20_Text"/>
      <text:p text:style-name="Plain_20_Text">Ces études mènent souvent à des conclusions incongruentes quant à l'apport des mouvements corporels dans la mémoire et les fonctions cognitives en général.Mais elles ne portent généralement pas sur la même tâche et dans des conditions différentes, il est donc difficile de les comparer. </text:p>
      <text:p text:style-name="Plain_20_Text">Y aurait-il, selon le type de gestes, parfois une primauté de l'effet "double tâche", parfois un apport réel des mouvements ?</text:p>
      <text:p text:style-name="Plain_20_Text"/>
      <text:p text:style-name="Plain_20_Text"/>
      <text:p text:style-name="Plain_20_Text">L'intérêt de cette étude est qu'elle regroupe au sein d'une seule et même expérience une variété de contextes physiques : mains en gestes libres, mains contraintes, vélo avec les mains ou les pieds. Cela va nous permettre de déterminer l'apport de différents types de gestes sur la mémoire à court terme et la consolidation à long terme.</text:p>
      <text:p text:style-name="Plain_20_Text"/>
      <text:p text:style-name="Plain_20_Text">-&gt; moment où sont faits les gestes</text:p>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les gestes sont spontanés</text:p>
      <text:p text:style-name="Plain_20_Text"/>
      <text:p text:style-name="Plain_20_Text"><text:soft-page-break/>les gestes aident pour l'apprentissage</text:p>
      <text:p text:style-name="Plain_20_Text">1/ gestes spontanés </text:p>
      <text:p text:style-name="Plain_20_Text">2/ comparaison contrainte geste vs autre</text:p>
      <text:p text:style-name="Plain_20_Text"/>
      <text:p text:style-name="Plain_20_Text">aident en général ? non</text:p>
      <text:p text:style-name="Plain_20_Text"/>
      <text:p text:style-name="Plain_20_Text">double tâche</text:p>
      <text:p text:style-name="Plain_20_Text"/>
      <text:p text:style-name="Plain_20_Text"/>
      <text:p text:style-name="Plain_20_Text">problème peu d'études ont fait ça en même temps</text:p>
      <text:p text:style-name="Plain_20_Text"/>
      <text:p text:style-name="Plain_20_Text"/>
      <text:p text:style-name="Plain_20_Text">dans notre cas sûrement un effet positif, ou double tâche pour le vélo avec les mains ?</text:p>
      <text:p text:style-name="Plain_20_Text"/>
      <text:p text:style-name="Plain_20_Text"/>
      <text:p text:style-name="Plain_20_Text"/>
      <text:p text:style-name="Plain_20_Text">explication :</text:p>
      <text:p text:style-name="Plain_20_Text">2e canal, mais seulement ça ?</text:p>
      <text:p text:style-name="Plain_20_Text">images vs gestes -&gt; gestes</text:p>
      <text:p text:style-name="Plain_20_Text"/>
      <text:p text:style-name="Plain_20_Text"/>
      <text:p text:style-name="Plain_20_Text">gestes quand encoding -&gt; futur rappel</text:p>
      <text:p text:style-name="Plain_20_Text"/>
      <text:p text:style-name="Plain_20_Text">2 hypothèses :</text:p>
      <text:p text:style-name="Plain_20_Text">gestes reflète l'existence d'une connaissance ? (quand gesture +, c'est que aîtrise mieux <text:s/>)</text:p>
      <text:p text:style-name="Plain_20_Text"><text:s text:c="2"/>-&gt; devrait n'avoir aucun effet à l'encodage</text:p>
      <text:p text:style-name="Plain_20_Text"/>
      <text:p text:style-name="Plain_20_Text">ou permet d'encoder différemment l'information ? effet des gestes sur l'acquisition</text:p>
      <text:p text:style-name="Plain_20_Text"/>
      <text:p text:style-name="Plain_20_Text"/>
      <text:p text:style-name="Plain_20_Text">pas significatif pendant le test immédiat, seulement quelques semaines après.</text:p>
      <text:p text:style-name="Plain_20_Text"/>
      <text:p text:style-name="Plain_20_Text"/>
      <text:p text:style-name="Plain_20_Text"/>
      <text:p text:style-name="Plain_20_Text">Hypothèses : ce que l'on attend :</text:p>
      <text:p text:style-name="Plain_20_Text">une amélioration des performances de mémoire dans la condition gestes libres / gestes avec les pieds, et que cette amélioration se révèle au cours du temps</text:p>
      <text:p text:style-name="Plain_20_Text"/>
      <text:p text:style-name="Plain_20_Text"/>
      <text:p text:style-name="Plain_20_Text"># TODO regarder plus précisément la mémoire</text:p>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svg:font-family="Courier"/>
    <style:font-face style:name="Courier New" svg:font-family="'Courier New'"/>
    <style:font-face style:name="Lohit Devanagari1" svg:font-family="'Lohit Devanagari'"/>
    <style:font-face style:name="Ubuntu" svg:font-family="Ubuntu"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1"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fr" fo:country="FR" style:letter-kerning="false" style:font-name-asian="ＭＳ 明朝" style:font-size-asian="12pt" style:language-asian="fr" style:country-asian="FR"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1pt" fo:language="fr" fo:country="FR" style:letter-kerning="false" style:font-name-asian="ＭＳ 明朝" style:font-size-asian="12pt" style:language-asian="fr" style:country-asian="FR"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line-height="150%" fo:text-align="justify" style:justify-single-word="false" fo:orphans="2" fo:widows="2" style:writing-mode="lr-tb"/>
      <style:text-properties style:font-name="Times New Roman" fo:font-family="'Times New Roman'" style:font-family-generic="roman" style:font-pitch="variable"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12cm" fo:margin-bottom="0.423cm" loext:contextual-spacing="false" fo:line-height="100%" fo:text-align="center" style:justify-single-word="false" fo:keep-together="always" fo:padding-left="0cm" fo:padding-right="0cm" fo:padding-top="0.035cm" fo:padding-bottom="0.035cm" fo:border-left="none" fo:border-right="none" fo:border-top="2.24pt solid #31849b" fo:border-bottom="2.24pt solid #31849b" fo:keep-with-next="always"/>
      <style:text-properties fo:color="#31849b" style:font-name="Helvetica" fo:font-family="Helvetica" style:font-family-generic="roman" style:font-pitch="variable" fo:font-size="17pt" fo:font-weight="bold" style:font-name-asian="ＭＳ ゴシック" style:font-family-asian="'ＭＳ ゴシック'" style:font-family-generic-asian="system" style:font-pitch-asian="variable" style:font-size-asian="17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212cm" loext:contextual-spacing="false" fo:line-height="100%" fo:keep-together="always" fo:keep-with-next="always"/>
      <style:text-properties fo:color="#31849b"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encadré" style:family="paragraph" style:parent-style-name="Standard" style:default-outline-level="">
      <loext:graphic-properties draw:fill="solid" draw:fill-color="#fbd4b4"/>
      <style:paragraph-properties fo:margin-top="0.212cm" fo:margin-bottom="0.106cm" loext:contextual-spacing="false" fo:text-align="center" style:justify-single-word="false" fo:background-color="#fbd4b4" fo:padding-left="0.141cm" fo:padding-right="0.141cm" fo:padding-top="0.035cm" fo:padding-bottom="0.035cm" fo:border="0.51pt solid #ff0000"/>
      <style:text-properties fo:color="#000000" fo:font-weight="bold" style:font-weight-asian="bold" style:font-name-complex="Arial1" style:font-family-complex="Arial" style:font-family-generic-complex="system" style:font-pitch-complex="variable" style:font-size-complex="11pt"/>
    </style:style>
    <style:style style:name="annotation_20_text" style:display-name="annotation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margin-top="0.212cm" fo:margin-bottom="0.353cm" loext:contextual-spacing="false" fo:text-align="center" style:justify-single-word="false"/>
      <style:text-properties fo:color="#000000" style:font-name="Arial" fo:font-family="Arial" style:font-family-generic="roman" style:font-pitch="variable" fo:font-size="10pt" fo:font-weight="bold" style:font-name-asian="Cambria1" style:font-family-asian="Cambria" style:font-family-generic-asian="system" style:font-pitch-asian="variable" style:font-size-asian="10pt" style:language-asian="en" style:country-asian="US" style:font-weight-asian="bold" style:font-name-complex="Arial1" style:font-family-complex="Arial" style:font-family-generic-complex="system" style:font-pitch-complex="variable" style:font-size-complex="10pt" style:font-weight-complex="bold"/>
    </style:style>
    <style:style style:name="Normal_20__28_Web_29_" style:display-name="Normal (Web)" style:family="paragraph" style:parent-style-name="Standard" style:default-outline-level="">
      <style:text-properties style:font-name-complex="Times New Roman1" style:font-family-complex="'Times New Roman'" style:font-family-generic-complex="system" style:font-pitch-complex="variable"/>
    </style:style>
    <style:style style:name="Footnote" style:family="paragraph" style:parent-style-name="Standard" style:default-outline-level="" style:class="extra">
      <style:paragraph-properties fo:margin-top="0.106cm" fo:margin-bottom="0cm" loext:contextual-spacing="false" fo:line-height="100%" fo:text-align="start" style:justify-single-word="false"/>
      <style:text-properties fo:font-size="8pt" style:font-size-asian="8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212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ubt" style:family="paragraph" style:parent-style-name="Standard" style:default-outline-level="">
      <style:paragraph-properties fo:line-height="100%" fo:text-align="center" style:justify-single-word="false"/>
      <style:text-properties style:font-name="Calibri" fo:font-family="Calibri" style:font-family-generic="roman" style:font-pitch="variable" fo:font-size="20pt" style:font-size-asian="20pt" style:font-size-complex="22pt"/>
    </style:style>
    <style:style style:name="tableau" style:family="paragraph" style:parent-style-name="Standard" style:default-outline-level="">
      <style:paragraph-properties fo:margin-top="0cm" fo:margin-bottom="0cm" loext:contextual-spacing="false" fo:line-height="100%" fo:text-align="start" style:justify-single-word="false" fo:orphans="0" fo:widows="0"/>
      <style:text-properties style:font-name="Calibri" fo:font-family="Calibri" style:font-family-generic="roman" style:font-pitch="variable" fo:font-size="9pt" style:font-name-asian="Cambria1" style:font-family-asian="Cambria" style:font-family-generic-asian="system" style:font-pitch-asian="variable" style:font-size-asian="9pt" style:language-asian="en" style:country-asian="US" style:font-name-complex="Helvetica1" style:font-family-complex="Helvetica" style:font-family-generic-complex="system" style:font-pitch-complex="variable" style:font-size-complex="14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style:text-properties fo:color="#31849b"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1" fo:font-family="Courier" style:font-family-generic="roman" style:font-pitch="variable" fo:font-size="10.5pt" style:font-size-asian="10.5pt" style:font-size-complex="10.5pt"/>
    </style:style>
    <style:style style:name="Revis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1pt" style:font-size-asian="11pt"/>
    </style:style>
    <style:style style:name="Default_20_Paragraph_20_Font" style:display-name="Default Paragraph Font" style:family="text"/>
    <style:style style:name="Commentaire_20_Car" style:display-name="Commentaire Car" style:family="text" style:parent-style-name="Default_20_Paragraph_20_Font">
      <style:text-properties style:font-name="Times New Roman" fo:font-family="'Times New Roman'" style:font-family-generic="roman" style:font-pitch="variable" fo:font-size="11pt" style:font-size-asian="11pt"/>
    </style:style>
    <style:style style:name="En-tête_20_Car" style:display-name="En-tête Car" style:family="text" style:parent-style-name="Default_20_Paragraph_20_Font">
      <style:text-properties style:font-name="Times New Roman" fo:font-family="'Times New Roman'" style:font-family-generic="roman" style:font-pitch="variable" fo:font-size="11pt" style:font-size-asian="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de_20_bas_20_de_20_page_20_Car" style:display-name="Note de bas de page Car" style:family="text" style:parent-style-name="Default_20_Paragraph_20_Font">
      <style:text-properties style:font-name="Times New Roman" fo:font-family="'Times New Roman'" style:font-family-generic="roman" style:font-pitch="variable" fo:font-size="8pt" style:font-size-asian="8pt"/>
    </style:style>
    <style:style style:name="page_20_number" style:display-name="page number" style:family="text" style:parent-style-name="Default_20_Paragraph_20_Font"/>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1pt" style:font-size-asian="11pt"/>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Car" style:display-name="Titre Car" style:family="text" style:parent-style-name="Default_20_Paragraph_20_Font">
      <style:text-properties fo:color="#31849b"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Titre_20_1_20_Car" style:display-name="Titre 1 Car" style:family="text" style:parent-style-name="Default_20_Paragraph_20_Font">
      <style:text-properties fo:color="#31849b" style:font-name="Helvetica" fo:font-family="Helvetica" style:font-family-generic="roman" style:font-pitch="variable" fo:font-size="17pt" fo:font-weight="bold" style:font-name-asian="ＭＳ ゴシック" style:font-family-asian="'ＭＳ ゴシック'" style:font-family-generic-asian="system" style:font-pitch-asian="variable" style:font-size-asian="17pt" style:font-weight-asian="bold" style:font-name-complex="DejaVu Sans" style:font-family-complex="'DejaVu Sans'"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fo:color="#31849b"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DejaVu Sans" style:font-family-complex="'DejaVu Sans'"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Times New Roman" fo:font-family="'Times New Roman'"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DejaVu Sans" style:font-family-complex="'DejaVu Sans'"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Times New Roman" fo:font-family="'Times New Roman'" style:font-family-generic="roman" style:font-pitch="variable" fo:font-size="11pt" fo:font-style="italic" fo:font-weight="bold" style:font-name-asian="ＭＳ ゴシック" style:font-family-asian="'ＭＳ ゴシック'" style:font-family-generic-asian="system" style:font-pitch-asian="variable" style:font-size-asian="11pt" style:font-style-asian="italic" style:font-weight-asian="bold" style:font-name-complex="DejaVu Sans" style:font-family-complex="'DejaVu Sans'" style:font-family-generic-complex="system" style:font-pitch-complex="variable" style:font-style-complex="italic" style:font-weight-complex="bold"/>
    </style:style>
    <style:style style:name="Texte_20_brut_20_Car" style:display-name="Texte brut Car" style:family="text" style:parent-style-name="Default_20_Paragraph_20_Font">
      <style:text-properties style:font-name="Courier1" fo:font-family="Courier" style:font-family-generic="roman" style:font-pitch="variable" fo:font-size="10.5pt" style:font-size-asian="10.5pt" style:font-size-complex="10.5pt"/>
    </style:style>
    <style:style style:name="ListLabel_20_1" style:display-name="ListLabel 1"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élie RC</meta:initial-creator>
    <meta:editing-cycles>8</meta:editing-cycles>
    <meta:creation-date>2019-05-17T09:52:00</meta:creation-date>
    <dc:date>2019-05-20T16:03:47.719694151</dc:date>
    <meta:editing-duration>PT5H17M52S</meta:editing-duration>
    <meta:generator>LibreOffice/6.0.7.3$Linux_X86_64 LibreOffice_project/00m0$Build-3</meta:generator>
    <meta:document-statistic meta:table-count="0" meta:image-count="0" meta:object-count="0" meta:page-count="7" meta:paragraph-count="112" meta:word-count="2027" meta:character-count="13287" meta:non-whitespace-character-count="113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